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30000008D26A0A3506E7029A6.png" manifest:media-type="image/png"/>
  <manifest:file-entry manifest:full-path="Pictures/10000000000003590000008E39193FB2C25AA0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F" style:font-family-generic="system" style:font-pitch="variable"/>
    <style:font-face style:name="Liberation Serif" svg:font-family="'Liberation Serif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24.985cm" fo:margin-left="0cm" table:align="left"/>
    </style:style>
    <style:style style:name="Tabla1.A" style:family="table-column">
      <style:table-column-properties style:column-width="24.985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="0.176cm" fo:border="1pt solid #000000" style:writing-mode="lr-tb">
        <style:background-image/>
      </style:table-cell-properties>
    </style:style>
    <style:style style:name="Tabla2" style:family="table">
      <style:table-properties style:width="24.985cm" fo:margin-left="0cm" table:align="left"/>
    </style:style>
    <style:style style:name="Tabla2.A" style:family="table-column">
      <style:table-column-properties style:column-width="17.738cm"/>
    </style:style>
    <style:style style:name="Tabla2.B" style:family="table-column">
      <style:table-column-properties style:column-width="1.446cm"/>
    </style:style>
    <style:style style:name="Tabla2.C" style:family="table-column">
      <style:table-column-properties style:column-width="1.452cm"/>
    </style:style>
    <style:style style:name="Tabla2.D" style:family="table-column">
      <style:table-column-properties style:column-width="1.45cm"/>
    </style:style>
    <style:style style:name="Tabla2.F" style:family="table-column">
      <style:table-column-properties style:column-width="1.453cm"/>
    </style:style>
    <style:style style:name="Tabla2.A1" style:family="table-cell">
      <style:table-cell-properties style:vertical-align="middle" fo:padding="0.176cm" fo:border="1pt solid #000000" style:writing-mode="lr-tb"/>
    </style:style>
    <style:style style:name="Tabla2.B1" style:family="table-cell">
      <style:table-cell-properties style:vertical-align="middle" fo:background-color="#add58a" fo:padding="0.176cm" fo:border="1pt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adc5e7" fo:padding="0.176cm" fo:border="1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fcd4d1" fo:padding="0.176cm" fo:border="1pt solid #000000" style:writing-mode="lr-tb">
        <style:background-image/>
      </style:table-cell-properties>
    </style:style>
    <style:style style:name="Tabla2.E1" style:family="table-cell">
      <style:table-cell-properties style:vertical-align="middle" fo:background-color="#fff9ae" fo:padding="0.176cm" fo:border="1pt solid #000000" style:writing-mode="lr-tb">
        <style:background-image/>
      </style:table-cell-properties>
    </style:style>
    <style:style style:name="Tabla2.F1" style:family="table-cell">
      <style:table-cell-properties fo:background-color="#ffff0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a2.2" style:family="table-row">
      <style:table-row-properties style:min-row-height="0.423cm" style:use-optimal-row-height="false"/>
    </style:style>
    <style:style style:name="Tabla2.A2" style:family="table-cell">
      <style:table-cell-properties style:vertical-align="middle" fo:background-color="#eeeeee" fo:padding="0.176cm" fo:border="1pt solid #000000" style:writing-mode="lr-tb">
        <style:background-image/>
      </style:table-cell-properties>
    </style:style>
    <style:style style:name="Tabla2.B2" style:family="table-cell">
      <style:table-cell-properties fo:padding="0.176cm" fo:border="1pt solid #000000" style:writing-mode="lr-tb"/>
    </style:style>
    <style:style style:name="Tabla2.C2" style:family="table-cell">
      <style:table-cell-properties fo:padding="0.176cm" fo:border="1pt solid #000000" style:writing-mode="lr-tb"/>
    </style:style>
    <style:style style:name="Tabla2.D2" style:family="table-cell">
      <style:table-cell-properties fo:padding="0.176cm" fo:border="1pt solid #000000" style:writing-mode="lr-tb"/>
    </style:style>
    <style:style style:name="Tabla2.E2" style:family="table-cell">
      <style:table-cell-properties fo:padding="0.176cm" fo:border="1pt solid #000000" style:writing-mode="lr-tb"/>
    </style:style>
    <style:style style:name="Tabla2.F2" style:family="table-cell">
      <style:table-cell-properties fo:padding-left="0.191cm" fo:padding-right="0.191cm" fo:padding-top="0cm" fo:padding-bottom="0cm" fo:border="1pt solid #000000" style:writing-mode="lr-tb"/>
    </style:style>
    <style:style style:name="Tabla2.A3" style:family="table-cell">
      <style:table-cell-properties style:vertical-align="middle" fo:background-color="#eeeeee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2.A4" style:family="table-cell">
      <style:table-cell-properties fo:background-color="#eeeeee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2.A5" style:family="table-cell">
      <style:table-cell-properties fo:background-color="#eeeeee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2.A6" style:family="table-cell">
      <style:table-cell-properties fo:background-color="#eeeeee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P1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P3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P4" style:family="paragraph" style:parent-style-name="Standard_20__28_user_29_">
      <style:text-properties fo:color="#000000" loext:opacity="100%" style:font-name="Times New Roman" style:font-name-asian="Times New Roman" style:font-name-complex="Times New Roman"/>
    </style:style>
    <style:style style:name="P5" style:family="paragraph" style:parent-style-name="Standard">
      <style:text-properties fo:color="#000000" loext:opacity="100%" style:font-name="Verdana" fo:font-size="11.5pt" style:font-size-asian="11.5pt" style:font-size-complex="11.5pt"/>
    </style:style>
    <style:style style:name="P6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_20__28_user_29_">
      <style:paragraph-properties fo:text-align="center" style:justify-single-word="false" fo:orphans="0" fo:widows="0"/>
    </style:style>
    <style:style style:name="P8" style:family="paragraph" style:parent-style-name="Footer">
      <style:text-properties style:font-name="Ubuntu"/>
    </style:style>
    <style:style style:name="P9" style:family="paragraph" style:parent-style-name="Standard_20__28_user_29_">
      <style:paragraph-properties fo:margin-top="0cm" fo:margin-bottom="0.212cm" style:contextual-spacing="false"/>
    </style:style>
    <style:style style:name="P10" style:family="paragraph" style:parent-style-name="Standard_20__28_user_29_">
      <style:paragraph-properties fo:line-height="120%" fo:text-align="center" style:justify-single-word="false"/>
    </style:style>
    <style:style style:name="P11" style:family="paragraph" style:parent-style-name="Standard_20__28_user_29_" style:master-page-name="MP0">
      <style:paragraph-properties fo:line-height="115%" fo:orphans="0" fo:widows="0" style:page-number="auto" fo:break-before="pag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T1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T2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T3" style:family="text">
      <style:text-properties fo:color="#000000" loext:opacity="100%" style:font-name="Ubuntu" fo:font-size="14pt" fo:font-weight="bold" style:font-name-asian="Ubuntu" style:font-size-asian="14pt" style:font-weight-asian="bold" style:font-name-complex="Ubuntu" style:font-size-complex="14pt"/>
    </style:style>
    <style:style style:name="T4" style:family="text">
      <style:text-properties fo:color="#000000" loext:opacity="100%" style:font-name="Ubuntu" style:font-name-asian="Ubuntu" style:font-name-complex="Ubuntu"/>
    </style:style>
    <style:style style:name="T5" style:family="text">
      <style:text-properties fo:color="#000000" loext:opacity="100%" style:font-name="Ubuntu" fo:font-weight="bold" style:font-name-asian="Ubuntu" style:font-weight-asian="bold" style:font-name-complex="Ubuntu"/>
    </style:style>
    <style:style style:name="T6" style:family="text">
      <style:text-properties fo:color="#000000" loext:opacity="100%" style:font-name="Ubuntu" fo:font-size="11.5pt" style:font-size-asian="11.5pt" style:font-size-complex="11.5pt"/>
    </style:style>
    <style:style style:name="T7" style:family="text">
      <style:text-properties fo:color="#000000" loext:opacity="100%" style:language-asian="es" style:country-asian="ES" style:language-complex="ar" style:country-complex="SA"/>
    </style:style>
    <style:style style:name="T8" style:family="text">
      <style:text-properties style:language-asian="es" style:country-asian="ES" style:language-complex="ar" style:country-complex="SA"/>
    </style:style>
    <style:style style:name="T9" style:family="text">
      <style:text-properties style:font-name="Ubuntu" fo:font-size="8pt" style:font-name-asian="Ubuntu" style:font-size-asian="8pt" style:font-name-complex="Ubuntu" style:font-size-complex="8pt"/>
    </style:style>
    <style:style style:name="T10" style:family="text">
      <style:text-properties style:font-name="Ubuntu" fo:font-size="14pt" fo:font-weight="bold" style:font-name-asian="Ubuntu" style:font-size-asian="14pt" style:font-weight-asian="bold" style:font-name-complex="Ubuntu" style:font-size-complex="14pt"/>
    </style:style>
    <style:style style:name="T11" style:family="text">
      <style:text-properties fo:color="#000080" loext:opacity="100%" style:font-name="Ubuntu" fo:font-size="8pt" style:font-name-asian="Ubuntu" style:font-size-asian="8pt" style:font-name-complex="Ubuntu" style:font-size-complex="8pt"/>
    </style:style>
    <style:style style:name="T12" style:family="text">
      <style:text-properties fo:color="#333333" loext:opacity="100%" style:font-name="Ubuntu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<text:span text:style-name="Fuente_20_de_20_párrafo_20_predeter."><text:span text:style-name="T3">ESCALA DE EVALUACIÓN </text:span></text:span><text:span text:style-name="Fuente_20_de_20_párrafo_20_predeter."><text:span text:style-name="T10">DE UN PÓSTER CIENTÍFICO</text:span></text:span></text:p>
          </table:table-cell>
        </table:table-row>
      </table:table>
      <text:p text:style-name="P9"><text:span text:style-name="Fuente_20_de_20_párrafo_20_predeter."><text:span text:style-name="T4"><text:line-break/>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B"/>
        <table:table-column table:style-name="Tabla2.F"/>
        <table:table-row>
          <table:table-cell table:style-name="Tabla2.A1" office:value-type="string">
            <text:p text:style-name="P10"><text:span text:style-name="Fuente_20_de_20_párrafo_20_predeter."><text:span text:style-name="T12">Grado de adquisición de las competencias: indicadores evaluables</text:span></text:span></text:p>
          </table:table-cell>
          <table:table-cell table:style-name="Tabla2.B1" office:value-type="string">
            <text:p text:style-name="P10"><text:span text:style-name="Fuente_20_de_20_párrafo_20_predeter."><text:span text:style-name="T5">1</text:span></text:span></text:p>
          </table:table-cell>
          <table:table-cell table:style-name="Tabla2.C1" office:value-type="string">
            <text:p text:style-name="P10"><text:span text:style-name="Fuente_20_de_20_párrafo_20_predeter."><text:span text:style-name="T5">2</text:span></text:span></text:p>
          </table:table-cell>
          <table:table-cell table:style-name="Tabla2.D1" office:value-type="string">
            <text:p text:style-name="P10"><text:span text:style-name="Fuente_20_de_20_párrafo_20_predeter."><text:span text:style-name="T5">3</text:span></text:span></text:p>
          </table:table-cell>
          <table:table-cell table:style-name="Tabla2.E1" office:value-type="string">
            <text:p text:style-name="P10"><text:span text:style-name="Fuente_20_de_20_párrafo_20_predeter."><text:span text:style-name="T5">4</text:span></text:span></text:p>
          </table:table-cell>
          <table:table-cell table:style-name="Tabla2.F1" office:value-type="string">
            <text:p text:style-name="P10"><text:span text:style-name="Fuente_20_de_20_párrafo_20_predeter."><text:span text:style-name="T5">5</text:span></text:span></text:p>
          </table:table-cell>
        </table:table-row>
        <table:table-row table:style-name="Tabla2.2">
          <table:table-cell table:style-name="Tabla2.A2" office:value-type="string">
            <text:p text:style-name="Standard"><text:span text:style-name="Fuente_20_de_20_párrafo_20_predeter."><text:span text:style-name="T6">Expresa con claridad las ideas y características de la ciencia</text:span></text:span>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  <table:table-cell table:style-name="Tabla2.D2" office:value-type="string">
            <text:p text:style-name="P4"/>
          </table:table-cell>
          <table:table-cell table:style-name="Tabla2.E2" office:value-type="string">
            <text:p text:style-name="P4"/>
          </table:table-cell>
          <table:table-cell table:style-name="Tabla2.F2" office:value-type="string">
            <text:p text:style-name="P4"/>
          </table:table-cell>
        </table:table-row>
        <table:table-row>
          <table:table-cell table:style-name="Tabla2.A3" office:value-type="string">
            <text:p text:style-name="Standard"><text:span text:style-name="Fuente_20_de_20_párrafo_20_predeter."><text:span text:style-name="T6">Los ejemplos son claros y adecuados</text:span></text:span></text:p>
          </table:table-cell>
          <table:table-cell table:style-name="Tabla2.B3" office:value-type="string">
            <text:p text:style-name="P4"/>
          </table:table-cell>
          <table:table-cell table:style-name="Tabla2.C3" office:value-type="string">
            <text:p text:style-name="P4"/>
          </table:table-cell>
          <table:table-cell table:style-name="Tabla2.D3" office:value-type="string">
            <text:p text:style-name="P4"/>
          </table:table-cell>
          <table:table-cell table:style-name="Tabla2.E3" office:value-type="string">
            <text:p text:style-name="P4"/>
          </table:table-cell>
          <table:table-cell table:style-name="Tabla2.F3" office:value-type="string">
            <text:p text:style-name="P4"/>
          </table:table-cell>
        </table:table-row>
        <table:table-row>
          <table:table-cell table:style-name="Tabla2.A4" office:value-type="string">
            <text:p text:style-name="Standard"><text:span text:style-name="Fuente_20_de_20_párrafo_20_predeter."><text:span text:style-name="T6">El diseño del póster es claro y comunicativo</text:span></text:span></text:p>
          </table:table-cell>
          <table:table-cell table:style-name="Tabla2.B4" office:value-type="string">
            <text:p text:style-name="P4"/>
          </table:table-cell>
          <table:table-cell table:style-name="Tabla2.C4" office:value-type="string">
            <text:p text:style-name="P4"/>
          </table:table-cell>
          <table:table-cell table:style-name="Tabla2.D4" office:value-type="string">
            <text:p text:style-name="P4"/>
          </table:table-cell>
          <table:table-cell table:style-name="Tabla2.E4" office:value-type="string">
            <text:p text:style-name="P4"/>
          </table:table-cell>
          <table:table-cell table:style-name="Tabla2.F4" office:value-type="string">
            <text:p text:style-name="P4"/>
          </table:table-cell>
        </table:table-row>
        <table:table-row>
          <table:table-cell table:style-name="Tabla2.A5" office:value-type="string">
            <text:p text:style-name="Standard"><text:span text:style-name="Fuente_20_de_20_párrafo_20_predeter."><text:span text:style-name="T6">Presenta creatividad</text:span></text:span></text:p>
          </table:table-cell>
          <table:table-cell table:style-name="Tabla2.B5" office:value-type="string">
            <text:p text:style-name="P5"/>
          </table:table-cell>
          <table:table-cell table:style-name="Tabla2.C5" office:value-type="string">
            <text:p text:style-name="P5"/>
          </table:table-cell>
          <table:table-cell table:style-name="Tabla2.D5" office:value-type="string">
            <text:p text:style-name="P5"/>
          </table:table-cell>
          <table:table-cell table:style-name="Tabla2.E5" office:value-type="string">
            <text:p text:style-name="P5"/>
          </table:table-cell>
          <table:table-cell table:style-name="Tabla2.F5" office:value-type="string">
            <text:p text:style-name="P5"/>
          </table:table-cell>
        </table:table-row>
        <table:table-row>
          <table:table-cell table:style-name="Tabla2.A6" office:value-type="string">
            <text:p text:style-name="Standard"><text:span text:style-name="Fuente_20_de_20_párrafo_20_predeter."><text:span text:style-name="T6">Emplea lenguaje científico adecuado</text:span></text:span></text:p>
          </table:table-cell>
          <table:table-cell table:style-name="Tabla2.B6" office:value-type="string">
            <text:p text:style-name="P5"/>
          </table:table-cell>
          <table:table-cell table:style-name="Tabla2.C6" office:value-type="string">
            <text:p text:style-name="P5"/>
          </table:table-cell>
          <table:table-cell table:style-name="Tabla2.D6" office:value-type="string">
            <text:p text:style-name="P5"/>
          </table:table-cell>
          <table:table-cell table:style-name="Tabla2.E6" office:value-type="string">
            <text:p text:style-name="P5"/>
          </table:table-cell>
          <table:table-cell table:style-name="Tabla2.F6" office:value-type="string">
            <text:p text:style-name="P5"/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F" style:font-family-generic="system" style:font-pitch="variable"/>
    <style:font-face style:name="Liberation Serif" svg:font-family="'Liberation Serif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Liberation Serif" fo:font-family="'Liberation Serif'" style:font-family-generic="system" style:font-pitch="variable" style:letter-kerning="false" style:font-name-asian="Liberation Serif" style:font-family-asian="'Liberation Serif'" style:font-family-generic-asian="system" style:font-pitch-asian="variable" style:language-asian="zh" style:country-asian="CN" style:font-name-complex="Liberation Serif" style:font-family-complex="'Liberation Serif'" style:font-family-generic-complex="system" style:font-pitch-complex="variable" style:language-complex="hi" style:country-complex="IN" fo:hyphenate="false" loext:hyphenation-no-caps="false"/>
    </style:style>
    <style:style style:name="Heading" style:family="paragraph" style:parent-style-name="Standard" style:next-style-name="Standard" style:class="text">
      <style:paragraph-properties fo:margin-top="0cm" fo:margin-bottom="0.141cm" style:contextual-spacing="false" fo:hyphenation-ladder-count="no-limit" style:vertical-align="auto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asian="F" style:font-family-generic-asian="system" style:font-pitch-asian="variable" style:font-size-asian="28pt" style:language-asian="en" style:country-asian="US" style:font-name-complex="F" style:font-family-complex="F" style:font-family-generic-complex="system" style:font-pitch-complex="variable" style:font-size-complex="28pt" style:language-complex="ar" style:country-complex="SA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141cm" style:contextual-spacing="false" fo:keep-together="always" fo:hyphenation-ladder-count="no-limit" fo:keep-with-next="always" style:vertical-align="auto"/>
      <style:text-properties fo:color="#0f4761" loext:opacity="100%" style:font-name="Aptos Display" fo:font-family="'Aptos Display'" style:font-family-generic="roman" style:font-pitch="variable" fo:font-size="20pt" style:letter-kerning="true" style:font-name-asian="F" style:font-family-asian="F" style:font-family-generic-asian="system" style:font-pitch-asian="variable" style:font-size-asian="20pt" style:language-asian="en" style:country-asian="US" style:font-name-complex="F" style:font-family-complex="F" style:font-family-generic-complex="system" style:font-pitch-complex="variable" style:font-size-complex="20pt" style:language-complex="ar" style:country-complex="SA" fo:hyphenate="tru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141cm" style:contextual-spacing="false" fo:keep-together="always" fo:hyphenation-ladder-count="no-limit" fo:keep-with-next="always" style:vertical-align="auto"/>
      <style:text-properties fo:color="#0f4761" loext:opacity="100%" style:font-name="Aptos Display" fo:font-family="'Aptos Display'" style:font-family-generic="roman" style:font-pitch="variable" fo:font-size="16pt" style:letter-kerning="true" style:font-name-asian="F" style:font-family-asian="F" style:font-family-generic-asian="system" style:font-pitch-asian="variable" style:font-size-asian="16pt" style:language-asian="en" style:country-asian="US" style:font-name-complex="F" style:font-family-complex="F" style:font-family-generic-complex="system" style:font-pitch-complex="variable" style:font-size-complex="16pt" style:language-complex="ar" style:country-complex="SA" fo:hyphenate="tru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.141cm" style:contextual-spacing="false" fo:keep-together="always" fo:hyphenation-ladder-count="no-limit" fo:keep-with-next="always" style:vertical-align="auto"/>
      <style:text-properties fo:color="#0f4761" loext:opacity="100%" style:font-name="Aptos" fo:font-family="Aptos" style:font-family-generic="system" style:font-pitch="variable" fo:font-size="14pt" style:letter-kerning="true" style:font-name-asian="F" style:font-family-asian="F" style:font-family-generic-asian="system" style:font-pitch-asian="variable" style:font-size-asian="14pt" style:language-asian="en" style:country-asian="US" style:font-name-complex="F" style:font-family-complex="F" style:font-family-generic-complex="system" style:font-pitch-complex="variable" style:font-size-complex="14pt" style:language-complex="ar" style:country-complex="SA" fo:hyphenate="tru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41cm" fo:margin-bottom="0.071cm" style:contextual-spacing="false" fo:keep-together="always" fo:hyphenation-ladder-count="no-limit" fo:keep-with-next="always" style:vertical-align="auto"/>
      <style:text-properties fo:color="#0f4761" loext:opacity="100%" style:font-name="Aptos" fo:font-family="Aptos" style:font-family-generic="system" style:font-pitch="variable" fo:font-style="italic" style:letter-kerning="true" style:font-name-asian="F" style:font-family-asian="F" style:font-family-generic-asian="system" style:font-pitch-asian="variable" style:language-asian="en" style:country-asian="US" style:font-style-asian="italic" style:font-name-complex="F" style:font-family-complex="F" style:font-family-generic-complex="system" style:font-pitch-complex="variable" style:language-complex="ar" style:country-complex="SA" style:font-style-complex="italic" fo:hyphenate="tru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41cm" fo:margin-bottom="0.071cm" style:contextual-spacing="false" fo:keep-together="always" fo:hyphenation-ladder-count="no-limit" fo:keep-with-next="always" style:vertical-align="auto"/>
      <style:text-properties fo:color="#0f4761" loext:opacity="100%" style:font-name="Aptos" fo:font-family="Aptos" style:font-family-generic="system" style:font-pitch="variable" style:letter-kerning="true" style:font-name-asian="F" style:font-family-asian="F" style:font-family-generic-asian="system" style:font-pitch-asian="variable" style:language-asian="en" style:country-asian="US" style:font-name-complex="F" style:font-family-complex="F" style:font-family-generic-complex="system" style:font-pitch-complex="variable" style:language-complex="ar" style:country-complex="SA" fo:hyphenate="tru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hyphenation-ladder-count="no-limit" fo:keep-with-next="always" style:vertical-align="auto"/>
      <style:text-properties fo:color="#595959" loext:opacity="100%" style:font-name="Aptos" fo:font-family="Aptos" style:font-family-generic="system" style:font-pitch="variable" fo:font-style="italic" style:letter-kerning="true" style:font-name-asian="F" style:font-family-asian="F" style:font-family-generic-asian="system" style:font-pitch-asian="variable" style:language-asian="en" style:country-asian="US" style:font-style-asian="italic" style:font-name-complex="F" style:font-family-complex="F" style:font-family-generic-complex="system" style:font-pitch-complex="variable" style:language-complex="ar" style:country-complex="SA" style:font-style-complex="italic" fo:hyphenate="tru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hyphenation-ladder-count="no-limit" fo:keep-with-next="always" style:vertical-align="auto"/>
      <style:text-properties fo:color="#595959" loext:opacity="100%" style:font-name="Aptos" fo:font-family="Aptos" style:font-family-generic="system" style:font-pitch="variable" style:letter-kerning="true" style:font-name-asian="F" style:font-family-asian="F" style:font-family-generic-asian="system" style:font-pitch-asian="variable" style:language-asian="en" style:country-asian="US" style:font-name-complex="F" style:font-family-complex="F" style:font-family-generic-complex="system" style:font-pitch-complex="variable" style:language-complex="ar" style:country-complex="SA" fo:hyphenate="tru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together="always" fo:hyphenation-ladder-count="no-limit" fo:keep-with-next="always" style:vertical-align="auto"/>
      <style:text-properties fo:color="#272727" loext:opacity="100%" style:font-name="Aptos" fo:font-family="Aptos" style:font-family-generic="system" style:font-pitch="variable" fo:font-style="italic" style:letter-kerning="true" style:font-name-asian="F" style:font-family-asian="F" style:font-family-generic-asian="system" style:font-pitch-asian="variable" style:language-asian="en" style:country-asian="US" style:font-style-asian="italic" style:font-name-complex="F" style:font-family-complex="F" style:font-family-generic-complex="system" style:font-pitch-complex="variable" style:language-complex="ar" style:country-complex="SA" style:font-style-complex="italic" fo:hyphenate="tru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together="always" fo:hyphenation-ladder-count="no-limit" fo:keep-with-next="always" style:vertical-align="auto"/>
      <style:text-properties fo:color="#272727" loext:opacity="100%" style:font-name="Aptos" fo:font-family="Aptos" style:font-family-generic="system" style:font-pitch="variable" style:letter-kerning="true" style:font-name-asian="F" style:font-family-asian="F" style:font-family-generic-asian="system" style:font-pitch-asian="variable" style:language-asian="en" style:country-asian="US" style:font-name-complex="F" style:font-family-complex="F" style:font-family-generic-complex="system" style:font-pitch-complex="variable" style:language-complex="ar" style:country-complex="SA"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282cm" style:contextual-spacing="false" fo:hyphenation-ladder-count="no-limit" style:vertical-align="auto"/>
      <style:text-properties fo:color="#595959" loext:opacity="100%" style:font-name="Aptos" fo:font-family="Aptos" style:font-family-generic="system" style:font-pitch="variable" fo:font-size="14pt" fo:letter-spacing="0.026cm" style:letter-kerning="true" style:font-name-asian="F" style:font-family-asian="F" style:font-family-generic-asian="system" style:font-pitch-asian="variable" style:font-size-asian="14pt" style:language-asian="en" style:country-asian="US" style:font-name-complex="F" style:font-family-complex="F" style:font-family-generic-complex="system" style:font-pitch-complex="variable" style:font-size-complex="14pt" style:language-complex="ar" style:country-complex="SA" fo:hyphenate="true" loext:hyphenation-no-caps="false"/>
    </style:style>
    <style:style style:name="Quotations" style:family="paragraph" style:parent-style-name="Standard" style:next-style-name="Standard" style:class="html">
      <style:paragraph-properties fo:margin-top="0.282cm" fo:margin-bottom="0.282cm" style:contextual-spacing="false" fo:text-align="center" style:justify-single-word="false" fo:hyphenation-ladder-count="no-limit" style:vertical-align="auto"/>
      <style:text-properties fo:color="#404040" loext:opacity="100%" style:font-name="Aptos" fo:font-family="Aptos" style:font-family-generic="system" style:font-pitch="variable" fo:font-style="italic" style:letter-kerning="true" style:font-name-asian="Aptos" style:font-family-asian="Aptos" style:font-family-generic-asian="system" style:font-pitch-asian="variable" style:language-asian="en" style:country-asian="US" style:font-style-asian="italic" style:font-name-complex="F" style:font-family-complex="F" style:font-family-generic-complex="system" style:font-pitch-complex="variable" style:language-complex="ar" style:country-complex="SA" style:font-style-complex="italic" fo:hyphenate="tru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 style:vertical-align="auto">
        <style:tab-stops/>
      </style:paragraph-properties>
      <style:text-properties style:font-name="Aptos" fo:font-family="Aptos" style:font-family-generic="system" style:font-pitch="variable" style:letter-kerning="true" style:font-name-asian="Aptos" style:font-family-asian="Aptos" style:font-family-generic-asian="system" style:font-pitch-asian="variable" style:language-asian="en" style:country-asian="US" style:font-name-complex="F" style:font-family-complex="F" style:font-family-generic-complex="system" style:font-pitch-complex="variable" style:language-complex="ar" style:country-complex="SA" fo:hyphenate="tru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 style:vertical-align="auto">
        <style:tab-stops/>
      </style:paragraph-properties>
      <style:text-properties fo:color="#0f4761" loext:opacity="100%" style:font-name="Aptos" fo:font-family="Aptos" style:font-family-generic="system" style:font-pitch="variable" fo:font-style="italic" style:letter-kerning="true" style:font-name-asian="Aptos" style:font-family-asian="Aptos" style:font-family-generic-asian="system" style:font-pitch-asian="variable" style:language-asian="en" style:country-asian="US" style:font-style-asian="italic" style:font-name-complex="F" style:font-family-complex="F" style:font-family-generic-complex="system" style:font-pitch-complex="variable" style:language-complex="ar" style:country-complex="SA" style:font-style-complex="italic" fo:hyphenate="tru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system" style:font-pitch="variable" style:letter-kerning="false" style:font-name-asian="Liberation Serif" style:font-family-asian="'Liberation Serif'" style:font-family-generic-asian="system" style:font-pitch-asian="variable" style:language-asian="zh" style:country-asian="CN" style:font-name-complex="Liberation Serif" style:font-family-complex="'Liberation Serif'" style:font-family-generic-complex="system" style:font-pitch-complex="variable" style:language-complex="hi" style:country-complex="IN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roman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roman" style:font-pitch="variable" fo:font-size="16pt" style:font-name-asian="F" style:font-family-asian="F" style:font-family-generic-asian="system" style:font-pitch-asian="variable" style:font-size-asian="16pt" style:font-name-complex="F" style:font-family-complex="F" style:font-family-generic-complex="system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>
      <style:text-properties style:font-name="Liberation Serif" fo:font-family="'Liberation Serif'" style:font-family-generic="system" style:font-pitch="variable" style:letter-kerning="false" style:font-name-asian="Liberation Serif" style:font-family-asian="'Liberation Serif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ie_20_de_20_página_20_Car" style:display-name="Pie de página Car" style:family="text" style:parent-style-name="Fuente_20_de_20_párrafo_20_predeter.">
      <style:text-properties style:font-name="Liberation Serif" fo:font-family="'Liberation Serif'" style:font-family-generic="system" style:font-pitch="variable" style:letter-kerning="false" style:font-name-asian="Liberation Serif" style:font-family-asian="'Liberation Serif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P3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P4" style:family="paragraph" style:parent-style-name="Standard_20__28_user_29_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Footer">
      <style:text-properties style:font-name="Ubuntu"/>
    </style:style>
    <style:style style:name="MT1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T2" style:family="text">
      <style:text-properties fo:color="#000000" loext:opacity="100%" style:language-asian="es" style:country-asian="ES" style:language-complex="ar" style:country-complex="SA"/>
    </style:style>
    <style:style style:name="MT3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T4" style:family="text">
      <style:text-properties style:font-name="Ubuntu" fo:font-size="8pt" style:font-name-asian="Ubuntu" style:font-size-asian="8pt" style:font-name-complex="Ubuntu" style:font-size-complex="8pt"/>
    </style:style>
    <style:style style:name="MT5" style:family="text">
      <style:text-properties fo:color="#000080" loext:opacity="100%" style:font-name="Ubuntu" fo:font-size="8pt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2cm" fo:margin-left="0cm" fo:margin-right="0cm" fo:margin-bottom="0cm" style:dynamic-spacing="true"/>
      </style:header-style>
      <style:footer-style>
        <style:header-footer-properties fo:min-height="1.75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Encabezado"/>
        <text:p text:style-name="MP1"><draw:frame draw:style-name="Mfr1" draw:name="image2.png" text:anchor-type="paragraph" svg:x="18.322cm" svg:y="0.049cm" svg:width="6.491cm" style:rel-width="scale" svg:height="1.157cm" style:rel-height="scale" draw:z-index="0"><draw:image xlink:href="Pictures/10000000000003590000008E39193FB2C25AA0CF.png" xlink:type="simple" xlink:show="embed" xlink:actuate="onLoad" draw:mime-type="image/png"/><svg:desc>Imagen que contiene Texto

Descripción generada automáticamente</svg:desc></draw:frame><text:span text:style-name="Fuente_20_de_20_párrafo_20_predeter."><text:span text:style-name="MT1">REA “El poder de las conexiones invisibles”. Proyecto EDIA</text:span></text:span></text:p>
        <text:p text:style-name="MP1"><text:span text:style-name="Fuente_20_de_20_párrafo_20_predeter."><text:span text:style-name="MT1">Física y Química. Secundaria</text:span></text:span></text:p>
        <text:p text:style-name="MP2"/>
        <text:p text:style-name="Encabezado"/>
      </style:header>
      <style:footer>
        <text:p text:style-name="MP1"><draw:frame draw:style-name="Mfr1" draw:name="image1.png" text:anchor-type="paragraph" svg:x="11.647cm" svg:y="-0.243cm" svg:width="2.406cm" style:rel-width="scale" svg:height="0.836cm" style:rel-height="scale" draw:z-index="1"><draw:image xlink:href="Pictures/10000001000001930000008D26A0A3506E7029A6.png" xlink:type="simple" xlink:show="embed" xlink:actuate="onLoad" draw:mime-type="image/png"/><svg:desc>Dibujo en blanco y negro

Descripción generada automáticamente con confianza media</svg:desc></draw:frame><text:span text:style-name="Fuente_20_de_20_párrafo_20_predeter."><text:span text:style-name="MT2"/></text:span></text:p>
        <text:p text:style-name="MP3"/>
        <text:p text:style-name="MP4"><text:span text:style-name="Fuente_20_de_20_párrafo_20_predeter."><text:span text:style-name="MT3">“Escala de evaluación </text:span></text:span><text:span text:style-name="Fuente_20_de_20_párrafo_20_predeter."><text:span text:style-name="MT4">de un póster científico</text:span></text:span><text:span text:style-name="Fuente_20_de_20_párrafo_20_predeter."><text:span text:style-name="MT3">”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5">Licencia Creative Commons Atribución-CompartirIgual 4.0 España.</text:span></text:span></text:a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ia Jesus Serna Martin</meta:initial-creator>
    <meta:creation-date>2024-05-04T16:21:00Z</meta:creation-date>
    <dc:date>2025-04-08T11:14:50.430611143</dc:date>
    <meta:editing-cycles>9</meta:editing-cycles>
    <meta:editing-duration>PT13M44S</meta:editing-duration>
    <meta:document-statistic meta:table-count="2" meta:image-count="2" meta:object-count="0" meta:page-count="1" meta:paragraph-count="16" meta:word-count="82" meta:character-count="537" meta:non-whitespace-character-count="4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ropbox/Cedec/REA/REA%20Física%20y%20Química/Elvira/El%20poder%20de%20las%20conexiones%20invisibles.16-marzo-2025/Escalas%20y%20Rubricas%20evaluación/cedec_escala_postercientifico%20.odt/Normal.dotm"/>
  </office:meta>
</office:document-meta>
</file>